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c67d" officeooo:paragraph-rsid="001fc67d" style:font-weight-asian="bold" style:font-weight-complex="bold"/>
    </style:style>
    <style:style style:name="P2" style:family="paragraph" style:parent-style-name="Standard">
      <style:text-properties fo:font-weight="normal" officeooo:rsid="001fc67d" officeooo:paragraph-rsid="001fc67d" style:font-weight-asian="normal" style:font-weight-complex="normal"/>
    </style:style>
    <style:style style:name="P3" style:family="paragraph" style:parent-style-name="Standard">
      <style:text-properties fo:font-weight="normal" officeooo:rsid="00209ac2" officeooo:paragraph-rsid="00209ac2" style:font-weight-asian="normal" style:font-weight-complex="normal"/>
    </style:style>
    <style:style style:name="P4" style:family="paragraph" style:parent-style-name="Standard">
      <style:text-properties fo:font-weight="normal" officeooo:rsid="002185c6" officeooo:paragraph-rsid="002185c6" style:font-weight-asian="normal" style:font-weight-complex="normal"/>
    </style:style>
    <style:style style:name="T1" style:family="text">
      <style:text-properties officeooo:rsid="00209ac2"/>
    </style:style>
    <style:style style:name="T2" style:family="text">
      <style:text-properties fo:font-style="italic" officeooo:rsid="00209ac2"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09ac2" style:font-style-asian="normal" style:font-style-complex="normal"/>
    </style:style>
    <style:style style:name="T5" style:family="text">
      <style:text-properties fo:font-style="normal" officeooo:rsid="002185c6"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ou Will (Eventually) Improve</text:p>
      <text:p text:style-name="P1"/>
      <text:p text:style-name="P2">I think a common hiccup on the road to self improvement is believing that you need to extract every single molecule of value when spending your time on something. For example, I used to find reading boring because I was effectively trying to memorise every piece of information that I came across. Maybe you don’t go to the gym yet because you think you need to prepare with pre-workout. <text:span text:style-name="T1">I could list more.</text:span></text:p>
      <text:p text:style-name="P2"/>
      <text:p text:style-name="P2">While certain things may help, <text:span text:style-name="T1">you can always start them later. In fact starting small may help you grow into it more organically. It’s better to do what you aim at, dismally, than to not do it at all. The thing with learning as a human is that you achieve it from </text:span><text:span text:style-name="T2">doing the thing</text:span><text:span text:style-name="T4"> rather than somehow studying it and then doing it at 100%.</text:span></text:p>
      <text:p text:style-name="P2"><text:span text:style-name="T4"/></text:p>
      <text:p text:style-name="P3"><text:span text:style-name="T3">One strategy you can take is to slowly build up to your end goal action. If you want to read more, you can go ‘reading manga while listing to music (stop watching videos)’ → ‘reading manga with no music’ → ‘reading books/light novels’ → ‘reading literature/technical </text:span><text:span text:style-name="T5">material</text:span><text:span text:style-name="T3">’. </text:span><text:span text:style-name="T5">The idea is to very very slowly make it something you’re comfortable spending your time on. It needs to slowly become ingrained with your self-identity. However, if you try to skip a step in the example above, you’ll likely feel uncomfortable doing it and give up soon after.</text:span></text:p>
      <text:p text:style-name="P3"><text:span text:style-name="T5"/></text:p>
      <text:p text:style-name="P4"><text:span text:style-name="T3">The main thing I want to encourage is for you to simply spend on whatever you aim to get better at, even if you’re terrible at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0T14:21:47.919301163</meta:creation-date>
    <meta:generator>LibreOffice/7.3.7.2$Linux_X86_64 LibreOffice_project/30$Build-2</meta:generator>
    <dc:date>2023-08-20T14:53:08.612784659</dc:date>
    <meta:editing-duration>PT7M10S</meta:editing-duration>
    <meta:editing-cycles>1</meta:editing-cycles>
    <meta:document-statistic meta:table-count="0" meta:image-count="0" meta:object-count="0" meta:page-count="1" meta:paragraph-count="5" meta:word-count="265" meta:character-count="1457" meta:non-whitespace-character-count="1197"/>
  </office:meta>
</office:document-meta>
</file>